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4bd9" officeooo:paragraph-rsid="00054bd9"/>
    </style:style>
    <style:style style:name="P2" style:family="paragraph" style:parent-style-name="Standard" style:list-style-name="L1">
      <style:text-properties officeooo:rsid="00054bd9" officeooo:paragraph-rsid="0006bb48"/>
    </style:style>
    <style:style style:name="P3" style:family="paragraph" style:parent-style-name="Standard" style:list-style-name="L1">
      <style:text-properties officeooo:rsid="0006bb48" officeooo:paragraph-rsid="0006bb48"/>
    </style:style>
    <style:style style:name="P4" style:family="paragraph" style:parent-style-name="Standard" style:list-style-name="L1">
      <style:text-properties officeooo:rsid="0006c905" officeooo:paragraph-rsid="0006c905"/>
    </style:style>
    <style:style style:name="P5" style:family="paragraph" style:parent-style-name="Standard" style:list-style-name="L1">
      <style:text-properties officeooo:rsid="00076909" officeooo:paragraph-rsid="00076909"/>
    </style:style>
    <style:style style:name="P6" style:family="paragraph" style:parent-style-name="Standard" style:list-style-name="L1">
      <style:text-properties officeooo:rsid="0009101e" officeooo:paragraph-rsid="0009101e"/>
    </style:style>
    <style:style style:name="P7" style:family="paragraph" style:parent-style-name="Standard" style:list-style-name="L1">
      <style:text-properties fo:font-weight="bold" officeooo:rsid="00054bd9" officeooo:paragraph-rsid="00054bd9" style:font-weight-asian="bold" style:font-weight-complex="bold"/>
    </style:style>
    <style:style style:name="P8" style:family="paragraph" style:parent-style-name="Standard">
      <style:text-properties fo:font-weight="bold" officeooo:rsid="00054bd9" officeooo:paragraph-rsid="00054bd9" style:font-weight-asian="bold" style:font-weight-complex="bold"/>
    </style:style>
    <style:style style:name="P9" style:family="paragraph" style:parent-style-name="Standard" style:list-style-name="L1">
      <style:text-properties fo:font-style="italic" officeooo:rsid="00102cb3" officeooo:paragraph-rsid="00102cb3" style:font-style-asian="italic" style:font-style-complex="italic"/>
    </style:style>
    <style:style style:name="P10" style:family="paragraph" style:parent-style-name="Standard" style:list-style-name="L1">
      <style:text-properties fo:font-style="italic" fo:font-weight="bold" officeooo:rsid="00102cb3" officeooo:paragraph-rsid="00102cb3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italic" fo:font-weight="bold" officeooo:rsid="000d53b6" officeooo:paragraph-rsid="000d53b6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fo:font-weight="bold" officeooo:rsid="000eaab5" officeooo:paragraph-rsid="000eaab5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style="italic" fo:font-weight="bold" officeooo:rsid="0006c905" officeooo:paragraph-rsid="0006c905" style:font-style-asian="italic" style:font-weight-asian="bold" style:font-style-complex="italic" style:font-weight-complex="bold"/>
    </style:style>
    <style:style style:name="P14" style:family="paragraph" style:parent-style-name="Standard" style:list-style-name="L1">
      <style:text-properties fo:font-style="normal" officeooo:rsid="0009101e" officeooo:paragraph-rsid="0009101e" style:font-style-asian="normal" style:font-style-complex="normal"/>
    </style:style>
    <style:style style:name="P15" style:family="paragraph" style:parent-style-name="Standard" style:list-style-name="L1">
      <style:text-properties fo:font-style="normal" fo:font-weight="normal" officeooo:rsid="0013a27d" officeooo:paragraph-rsid="0013a27d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font-style="normal" fo:font-weight="normal" officeooo:rsid="0014b81d" officeooo:paragraph-rsid="0014b81d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fo:font-style="normal" fo:font-weight="normal" officeooo:rsid="0015f56d" officeooo:paragraph-rsid="0015f56d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fo:font-style="normal" fo:font-weight="normal" officeooo:rsid="0016739c" officeooo:paragraph-rsid="0016739c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font-style="normal" fo:font-weight="normal" officeooo:rsid="00174963" officeooo:paragraph-rsid="00174963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fo:font-weight="normal" officeooo:rsid="001916c5" officeooo:paragraph-rsid="001916c5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text-properties fo:font-style="normal" fo:font-weight="normal" officeooo:rsid="001a02c4" officeooo:paragraph-rsid="001a02c4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text-properties fo:font-style="normal" fo:font-weight="normal" officeooo:rsid="001a78b0" officeooo:paragraph-rsid="001a78b0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fo:font-style="normal" fo:font-weight="normal" officeooo:rsid="001ab502" officeooo:paragraph-rsid="001ab502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fo:font-style="normal" fo:font-weight="normal" officeooo:rsid="001ca4d6" officeooo:paragraph-rsid="001ca4d6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text-properties fo:font-style="normal" fo:font-weight="normal" officeooo:rsid="001e4238" officeooo:paragraph-rsid="001e4238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fo:font-style="normal" fo:font-weight="normal" officeooo:rsid="001eff19" officeooo:paragraph-rsid="001eff19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text-properties fo:font-style="normal" fo:font-weight="normal" officeooo:rsid="001eff19" officeooo:paragraph-rsid="001fd644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text-properties fo:font-style="normal" fo:font-weight="normal" officeooo:rsid="001fb4d8" officeooo:paragraph-rsid="001fb4d8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text-properties fo:font-style="normal" fo:font-weight="normal" officeooo:rsid="001fd644" officeooo:paragraph-rsid="001fd644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tyle="normal" fo:font-weight="normal" officeooo:rsid="001fd644" officeooo:paragraph-rsid="001fd644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text-properties fo:font-style="normal" fo:font-weight="normal" officeooo:rsid="00218a49" officeooo:paragraph-rsid="00218a49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tyle="normal" fo:font-weight="normal" officeooo:rsid="00218a49" officeooo:paragraph-rsid="00218a49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tyle="normal" fo:font-weight="normal" officeooo:rsid="0021c34b" officeooo:paragraph-rsid="0021c34b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fo:font-style="normal" fo:font-weight="normal" officeooo:rsid="00246e3c" officeooo:paragraph-rsid="00246e3c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tyle="normal" fo:font-weight="normal" officeooo:rsid="0024b37e" officeooo:paragraph-rsid="0024b37e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tyle="normal" fo:font-weight="normal" officeooo:rsid="002649a5" officeooo:paragraph-rsid="002649a5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font-style="normal" fo:font-weight="normal" officeooo:rsid="0027f38c" officeooo:paragraph-rsid="0027f38c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font-style="normal" fo:font-weight="normal" officeooo:rsid="00284d40" officeooo:paragraph-rsid="00284d40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fo:font-style="normal" fo:font-weight="normal" officeooo:rsid="0029aeb1" officeooo:paragraph-rsid="0029aeb1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fo:font-style="normal" fo:font-weight="normal" officeooo:rsid="002b658c" officeooo:paragraph-rsid="002b658c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officeooo:rsid="000a566f" officeooo:paragraph-rsid="000a566f"/>
    </style:style>
    <style:style style:name="P42" style:family="paragraph" style:parent-style-name="Standard" style:list-style-name="L1">
      <style:text-properties officeooo:rsid="000a6693" officeooo:paragraph-rsid="000a6693"/>
    </style:style>
    <style:style style:name="P43" style:family="paragraph" style:parent-style-name="Standard" style:list-style-name="L1">
      <style:text-properties officeooo:rsid="000c23ec" officeooo:paragraph-rsid="000c23ec"/>
    </style:style>
    <style:style style:name="P44" style:family="paragraph" style:parent-style-name="Standard" style:list-style-name="L1">
      <style:text-properties officeooo:rsid="000d53b6" officeooo:paragraph-rsid="000d53b6"/>
    </style:style>
    <style:style style:name="P45" style:family="paragraph" style:parent-style-name="Standard" style:list-style-name="L1">
      <style:text-properties fo:font-weight="normal" officeooo:rsid="00102cb3" officeooo:paragraph-rsid="00102cb3" style:font-weight-asian="normal" style:font-weight-complex="normal"/>
    </style:style>
    <style:style style:name="P46" style:family="paragraph" style:parent-style-name="Standard" style:list-style-name="L1">
      <style:text-properties fo:font-weight="normal" officeooo:rsid="0021c34b" officeooo:paragraph-rsid="0021c34b" style:font-weight-asian="normal" style:font-weight-complex="normal"/>
    </style:style>
    <style:style style:name="P47" style:family="paragraph" style:parent-style-name="Standard" style:list-style-name="L1">
      <style:text-properties fo:font-weight="normal" officeooo:rsid="0021e0a5" officeooo:paragraph-rsid="0021e0a5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228162" officeooo:paragraph-rsid="00228162" style:font-weight-asian="normal" style:font-weight-complex="normal"/>
    </style:style>
    <style:style style:name="P49" style:family="paragraph" style:parent-style-name="Standard" style:list-style-name="L1">
      <style:text-properties officeooo:rsid="001e4238" officeooo:paragraph-rsid="001e4238"/>
    </style:style>
    <style:style style:name="P50" style:family="paragraph" style:parent-style-name="Standard" style:list-style-name="L1">
      <style:text-properties officeooo:rsid="00218a49" officeooo:paragraph-rsid="00218a49"/>
    </style:style>
    <style:style style:name="P51" style:family="paragraph" style:parent-style-name="Standard" style:list-style-name="L1">
      <style:text-properties officeooo:rsid="0021e0a5" officeooo:paragraph-rsid="0021e0a5"/>
    </style:style>
    <style:style style:name="T1" style:family="text">
      <style:text-properties officeooo:rsid="0006bb48"/>
    </style:style>
    <style:style style:name="T2" style:family="text">
      <style:text-properties officeooo:rsid="000a6693"/>
    </style:style>
    <style:style style:name="T3" style:family="text">
      <style:text-properties officeooo:rsid="000d53b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dbca"/>
    </style:style>
    <style:style style:name="T6" style:family="text">
      <style:text-properties officeooo:rsid="001a02c4"/>
    </style:style>
    <style:style style:name="T7" style:family="text">
      <style:text-properties officeooo:rsid="001ca4d6"/>
    </style:style>
    <style:style style:name="T8" style:family="text">
      <style:text-properties officeooo:rsid="00284d40"/>
    </style:style>
    <style:style style:name="T9" style:family="text">
      <style:text-properties officeooo:rsid="002c3c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19476954827114833" text:style-name="L1">
        <text:list-item>
          <text:p text:style-name="P7">Abstract</text:p>
        </text:list-item>
        <text:list-item>
          <text:p text:style-name="P7">Introduction</text:p>
          <text:list>
            <text:list-item>
              <text:p text:style-name="P1">Motivation</text:p>
              <text:list>
                <text:list-item>
                  <text:p text:style-name="P1">The solar atmosphere conducts heat</text:p>
                </text:list-item>
                <text:list-item>
                  <text:p text:style-name="P3">Finite-difference</text:p>
                  <text:list>
                    <text:list-item>
                      <text:p text:style-name="P2">Explicit solvers</text:p>
                      <text:list>
                        <text:list-item>
                          <text:p text:style-name="P2">unstable if stepped too quickly</text:p>
                        </text:list-item>
                        <text:list-item>
                          <text:p text:style-name="P2">necessary for massively parallel architectures</text:p>
                        </text:list-item>
                      </text:list>
                    </text:list-item>
                  </text:list>
                </text:list-item>
                <text:list-item>
                  <text:p text:style-name="P1">Parabolic heat conduction</text:p>
                  <text:list>
                    <text:list-item>
                      <text:p text:style-name="P3">classic form of heat conduction</text:p>
                    </text:list-item>
                    <text:list-item>
                      <text:p text:style-name="P1">information travels <text:span text:style-name="T1">infinitely fast</text:span></text:p>
                      <text:list>
                        <text:list-item>
                          <text:p text:style-name="P3">discrete version has non-infinite information travel time</text:p>
                          <text:list>
                            <text:list-item>
                              <text:p text:style-name="P3">still fa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rohibitive timesteps using explicit discretization</text:p>
                    </text:list-item>
                  </text:list>
                </text:list-item>
              </text:list>
            </text:list-item>
            <text:list-item>
              <text:p text:style-name="P1">Hyperbolic heat conduction<text:span text:style-name="T9">The</text:span></text:p>
              <text:list>
                <text:list-item>
                  <text:p text:style-name="P49">Use by Rempel</text:p>
                </text:list-item>
                <text:list-item>
                  <text:p text:style-name="P3">Heat should not really be able to move infinitely fast</text:p>
                  <text:list>
                    <text:list-item>
                      <text:p text:style-name="P3">Modify equations to put upper limits on speed of information.</text:p>
                      <text:list>
                        <text:list-item>
                          <text:p text:style-name="P3">This makes the system hyperbolic</text:p>
                        </text:list-item>
                        <text:list-item>
                          <text:p text:style-name="P4">Introduces an unknown parameter (tau).</text:p>
                        </text:list-item>
                      </text:list>
                    </text:list-item>
                  </text:list>
                </text:list-item>
                <text:list-item>
                  <text:p text:style-name="P3">Numerical considerations</text:p>
                  <text:list>
                    <text:list-item>
                      <text:p text:style-name="P3">artificially reduce speed of information</text:p>
                    </text:list-item>
                    <text:list-item>
                      <text:p text:style-name="P50">take larger timesteps than the parabolic case.</text:p>
                    </text:list-item>
                  </text:list>
                </text:list-item>
                <text:list-item>
                  <text:p text:style-name="P49">Can we reproduce the performance of Rempel’s formulation using first-order EFD?</text:p>
                </text:list-item>
              </text:list>
            </text:list-item>
          </text:list>
        </text:list-item>
        <text:list-item>
          <text:p text:style-name="P7">Background</text:p>
          <text:list>
            <text:list-item>
              <text:p text:style-name="P13">Classification of PDEs</text:p>
              <text:list>
                <text:list-item>
                  <text:p text:style-name="P14">Second-order differential equations</text:p>
                  <text:list>
                    <text:list-item>
                      <text:p text:style-name="P14">general form</text:p>
                    </text:list-item>
                  </text:list>
                </text:list-item>
                <text:list-item>
                  <text:p text:style-name="P4">parabolic</text:p>
                  <text:list>
                    <text:list-item>
                      <text:p text:style-name="P6">definition</text:p>
                    </text:list-item>
                    <text:list-item>
                      <text:p text:style-name="P5">heat equation is the simplest example</text:p>
                    </text:list-item>
                    <text:list-item>
                      <text:p text:style-name="P5">information travels infinitely fast.</text:p>
                      <text:list>
                        <text:list-item>
                          <text:p text:style-name="P5">delta function at t=0 turns into a Gaussian for t&gt;0.</text:p>
                          <text:list>
                            <text:list-item>
                              <text:p text:style-name="P5">Gaussian has infinitely long tails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Hyperbolic</text:p>
                  <text:list>
                    <text:list-item>
                      <text:p text:style-name="P6">definition</text:p>
                    </text:list-item>
                    <text:list-item>
                      <text:p text:style-name="P5">wave equation is the simplest example</text:p>
                    </text:list-item>
                    <text:list-item>
                      <text:p text:style-name="P5">information has a maximum propagation speed.</text:p>
                      <text:list>
                        <text:list-item>
                          <text:p text:style-name="P5">Delta function turns into expanding shell of waves</text:p>
                        </text:list-item>
                      </text:list>
                    </text:list-item>
                  </text:list>
                </text:list-item>
                <text:list-item>
                  <text:p text:style-name="P4">elliptic</text:p>
                  <text:list>
                    <text:list-item>
                      <text:p text:style-name="P5">Not discussed here.</text:p>
                    </text:list-item>
                    <text:list-item>
                      <text:p text:style-name="P5">Information can travel backwards in time.</text:p>
                    </text:list-item>
                  </text:list>
                </text:list-item>
              </text:list>
            </text:list-item>
            <text:list-item>
              <text:p text:style-name="P13">Parabolic heat conduction</text:p>
              <text:list>
                <text:list-item>
                  <text:p text:style-name="P6">Define equation</text:p>
                </text:list-item>
                <text:list-item>
                  <text:p text:style-name="P6">separate into first order system</text:p>
                  <text:list>
                    <text:list-item>
                      <text:p text:style-name="P41">known as the parabolic heat conduction system</text:p>
                      <text:list>
                        <text:list-item>
                          <text:p text:style-name="P41">or just the parabolic system</text:p>
                        </text:list-item>
                      </text:list>
                    </text:list-item>
                  </text:list>
                </text:list-item>
                <text:list-item>
                  <text:p text:style-name="P6">Description of behavior</text:p>
                  <text:list>
                    <text:list-item>
                      <text:p text:style-name="P41">first-order in time</text:p>
                    </text:list-item>
                    <text:list-item>
                      <text:p text:style-name="P41">show that system is parabolic using definition</text:p>
                    </text:list-item>
                    <text:list-item>
                      <text:p text:style-name="P6">Essentially a blurring operation</text:p>
                    </text:list-item>
                    <text:list-item>
                      <text:p text:style-name="P6">Expression of the second law of thermo</text:p>
                    </text:list-item>
                  </text:list>
                </text:list-item>
              </text:list>
            </text:list-item>
            <text:list-item>
              <text:p text:style-name="P13">Hyperbolic heat conduction</text:p>
              <text:list>
                <text:list-item>
                  <text:p text:style-name="P6">Can be derived from the Fokker-Plank equations?</text:p>
                </text:list-item>
                <text:list-item>
                  <text:p text:style-name="P6">Has been used previously in astrophysics simulations</text:p>
                  <text:list>
                    <text:list-item>
                      <text:p text:style-name="P6">Used by Rempel in MURaM code</text:p>
                    </text:list-item>
                    <text:list-item>
                      <text:p text:style-name="P6">In this work we will attempt to replicate Rempel’s results</text:p>
                    </text:list-item>
                  </text:list>
                </text:list-item>
                <text:list-item>
                  <text:p text:style-name="P6">Define equations</text:p>
                  <text:list>
                    <text:list-item>
                      <text:p text:style-name="P41">known as the hyperbolic heat conduction system</text:p>
                      <text:list>
                        <text:list-item>
                          <text:p text:style-name="P41">or just the hyperbolic system</text:p>
                        </text:list-item>
                      </text:list>
                    </text:list-item>
                    <text:list-item>
                      <text:p text:style-name="P41">New parameter <text:span text:style-name="T2">\</text:span>tau known as the damping timescale.</text:p>
                    </text:list-item>
                  </text:list>
                </text:list-item>
                <text:list-item>
                  <text:p text:style-name="P41">Description of behavior</text:p>
                  <text:list>
                    <text:list-item>
                      <text:p text:style-name="P41">now second-order in time</text:p>
                    </text:list-item>
                    <text:list-item>
                      <text:p text:style-name="P41">show that system is hyperbolic using definition</text:p>
                    </text:list-item>
                    <text:list-item>
                      <text:p text:style-name="P41">Assume constant \kappa and \tau</text:p>
                      <text:list>
                        <text:list-item>
                          <text:p text:style-name="P41">Convert into single second-order PDE</text:p>
                        </text:list-item>
                        <text:list-item>
                          <text:p text:style-name="P41">Find the wave speed.</text:p>
                        </text:list-item>
                      </text:list>
                    </text:list-item>
                  </text:list>
                </text:list-item>
                <text:list-item>
                  <text:p text:style-name="P42">Rempel’s <text:span text:style-name="T3">Formulation</text:span></text:p>
                  <text:list>
                    <text:list-item>
                      <text:p text:style-name="P44">Assume heat conduction is proportional to the Spitzer conductivity</text:p>
                    </text:list-item>
                    <text:list-item>
                      <text:p text:style-name="P43">Assume the wave speed is fixed</text:p>
                      <text:list>
                        <text:list-item>
                          <text:p text:style-name="P43">Solve wave speed for tau</text:p>
                        </text:list-item>
                        <text:list-item>
                          <text:p text:style-name="P43">maximum wave speed will be set by discrete numerical grid</text:p>
                        </text:list-item>
                      </text:list>
                    </text:list-item>
                    <text:list-item>
                      <text:p text:style-name="P51">Use unit system where the thermal diffusivity is dimensionle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Linear Analysis</text:p>
          <text:list>
            <text:list-item>
              <text:list>
                <text:list-item>
                  <text:p text:style-name="P45">Linearization is <text:span text:style-name="T5">an important technique used to understand PDEs</text:span></text:p>
                </text:list-item>
                <text:list-item>
                  <text:p text:style-name="P45">A linear PDE is achieved by taking the coefficients to be constant</text:p>
                  <text:list>
                    <text:list-item>
                      <text:p text:style-name="P45">Heat conduction</text:p>
                    </text:list-item>
                    <text:list-item>
                      <text:p text:style-name="P45">damping timescale</text:p>
                      <text:list>
                        <text:list-item>
                          <text:p text:style-name="P45">Under Rempel’s formulation, a constant heat conduction implies constant damp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Dispersion Relations</text:p>
              <text:list>
                <text:list-item>
                  <text:p text:style-name="P15">Motivation</text:p>
                  <text:list>
                    <text:list-item>
                      <text:p text:style-name="P15">Intuitive understanding of wave propagation</text:p>
                    </text:list-item>
                    <text:list-item>
                      <text:p text:style-name="P15">Put bounds on tau</text:p>
                      <text:list>
                        <text:list-item>
                          <text:p text:style-name="P15">can this really be done?</text:p>
                        </text:list-item>
                      </text:list>
                    </text:list-item>
                    <text:list-item>
                      <text:p text:style-name="P15">Comparison with Von Neumann analysis</text:p>
                      <text:list>
                        <text:list-item>
                          <text:p text:style-name="P15">We will see after the Von Neumann analysis that the result may be derived quickly using the dispersion relation</text:p>
                        </text:list-item>
                      </text:list>
                    </text:list-item>
                  </text:list>
                </text:list-item>
                <text:list-item>
                  <text:p text:style-name="P12">Parabolic <text:span text:style-name="T7">Dispersion Relation</text:span></text:p>
                  <text:list>
                    <text:list-item>
                      <text:p text:style-name="P15">Derive DR</text:p>
                      <text:list>
                        <text:list-item>
                          <text:p text:style-name="P15">find \omega</text:p>
                        </text:list-item>
                        <text:list-item>
                          <text:p text:style-name="P15">find the magnitude of \omega</text:p>
                          <text:list>
                            <text:list-item>
                              <text:p text:style-name="P17">this is the information travel tim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Analyze DR</text:p>
                      <text:list>
                        <text:list-item>
                          <text:p text:style-name="P15">Pure decaying</text:p>
                          <text:list>
                            <text:list-item>
                              <text:p text:style-name="P16">all wavenumbers are damp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Hyperbolic <text:span text:style-name="T7">Dispersion Relation</text:span></text:p>
                  <text:list>
                    <text:list-item>
                      <text:p text:style-name="P15">Derive DR</text:p>
                      <text:list>
                        <text:list-item>
                          <text:p text:style-name="P15">find \omega</text:p>
                          <text:list>
                            <text:list-item>
                              <text:p text:style-name="P16">oscillatory</text:p>
                              <text:list>
                                <text:list-item>
                                  <text:p text:style-name="P16">large wavenumbers</text:p>
                                  <text:list>
                                    <text:list-item>
                                      <text:p text:style-name="P16">small spatial scales</text:p>
                                    </text:list-item>
                                  </text:list>
                                </text:list-item>
                                <text:list-item>
                                  <text:p text:style-name="P16">this is the important one</text:p>
                                  <text:list>
                                    <text:list-item>
                                      <text:p text:style-name="P16">small-scale temporal changes 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">decaying</text:p>
                              <text:list>
                                <text:list-item>
                                  <text:p text:style-name="P16">small wavenumbers</text:p>
                                  <text:list>
                                    <text:list-item>
                                      <text:p text:style-name="P16">large spatial scales</text:p>
                                    </text:list-item>
                                  </text:list>
                                </text:list-item>
                                <text:list-item>
                                  <text:p text:style-name="P16">Don’t care about this one as much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find magnitude of \omega</text:p>
                          <text:list>
                            <text:list-item>
                              <text:p text:style-name="P16">oscillatory</text:p>
                            </text:list-item>
                            <text:list-item>
                              <text:p text:style-name="P16">decaying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Analyze DR</text:p>
                      <text:list>
                        <text:list-item>
                          <text:p text:style-name="P17">oscillatory</text:p>
                          <text:list>
                            <text:list-item>
                              <text:p text:style-name="P17">information cannot travel faster than c.</text:p>
                              <text:list>
                                <text:list-item>
                                  <text:p text:style-name="P17">phase velocity must be slower than c.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decay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Analytic Solution</text:p>
              <text:list>
                <text:list-item>
                  <text:p text:style-name="P18">Important for validating numerical solutions</text:p>
                </text:list-item>
                <text:list-item>
                  <text:p text:style-name="P12">Parabolic <text:span text:style-name="T7">Solution</text:span></text:p>
                </text:list-item>
                <text:list-item>
                  <text:p text:style-name="P12">Hyperbolic <text:span text:style-name="T7">Solution</text:span></text:p>
                </text:list-item>
              </text:list>
            </text:list-item>
          </text:list>
        </text:list-item>
        <text:list-item>
          <text:p text:style-name="P7">Numerical Analysis</text:p>
          <text:list>
            <text:list-item>
              <text:p text:style-name="P18">Motivation</text:p>
              <text:list>
                <text:list-item>
                  <text:p text:style-name="P18">Solar atmosphere simulations</text:p>
                  <text:list>
                    <text:list-item>
                      <text:p text:style-name="P18">heat conduction is a function of temperature.</text:p>
                      <text:list>
                        <text:list-item>
                          <text:p text:style-name="P18">System becomes nonlinear</text:p>
                        </text:list-item>
                      </text:list>
                    </text:list-item>
                    <text:list-item>
                      <text:p text:style-name="P18">Incorporate many other nonlinear terms</text:p>
                    </text:list-item>
                    <text:list-item>
                      <text:p text:style-name="P18">Numerical solutions are necessary for dealing with these nonlinearities</text:p>
                    </text:list-item>
                  </text:list>
                </text:list-item>
              </text:list>
            </text:list-item>
            <text:list-item>
              <text:p text:style-name="P9">E<text:span text:style-name="T4">xplicit Finite-difference</text:span></text:p>
              <text:list>
                <text:list-item>
                  <text:p text:style-name="P18">Finite-difference</text:p>
                  <text:list>
                    <text:list-item>
                      <text:p text:style-name="P20">Popular method to solve PDEs</text:p>
                    </text:list-item>
                    <text:list-item>
                      <text:p text:style-name="P18">Solves PDEs on a discrete grid</text:p>
                      <text:list>
                        <text:list-item>
                          <text:p text:style-name="P19">independent variables</text:p>
                        </text:list-item>
                        <text:list-item>
                          <text:p text:style-name="P19">dependent variables</text:p>
                        </text:list-item>
                      </text:list>
                    </text:list-item>
                    <text:list-item>
                      <text:p text:style-name="P18">Approximates derivatives as differences.</text:p>
                      <text:list>
                        <text:list-item>
                          <text:p text:style-name="P18">Order</text:p>
                          <text:list>
                            <text:list-item>
                              <text:p text:style-name="P19">Proportional to number of grid points interpolated per derivative</text:p>
                            </text:list-item>
                            <text:list-item>
                              <text:p text:style-name="P19">Specifically it is the order of the polynomial required to pass through the number of grid points considered.</text:p>
                              <text:list>
                                <text:list-item>
                                  <text:p text:style-name="P20">The derivative at some point is the slope of the polynomial that passes through its neighbors, evaluated at that point.</text:p>
                                  <text:list>
                                    <text:list-item>
                                      <text:p text:style-name="P20">This can be expressed in terms of the values of the quantity at each of the three points using a <text:span text:style-name="T6">truncated </text:span>Taylor expansion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">For this work we will be considering only first-order finite difference.</text:p>
                              <text:list>
                                <text:list-item>
                                  <text:p text:style-name="P21">Simplest form</text:p>
                                </text:list-item>
                                <text:list-item>
                                  <text:p text:style-name="P21">Equivalent to linear interpolation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First-order Stencils</text:p>
                          <text:list>
                            <text:list-item>
                              <text:p text:style-name="P20">Forward</text:p>
                              <text:list>
                                <text:list-item>
                                  <text:p text:style-name="P20">definition</text:p>
                                </text:list-item>
                                <text:list-item>
                                  <text:p text:style-name="P21">Invariant in space but not in time</text:p>
                                </text:list-item>
                              </text:list>
                            </text:list-item>
                            <text:list-item>
                              <text:p text:style-name="P20">Backward</text:p>
                              <text:list>
                                <text:list-item>
                                  <text:p text:style-name="P21">definition</text:p>
                                </text:list-item>
                                <text:list-item>
                                  <text:p text:style-name="P21">invariant in space but not in time.</text:p>
                                </text:list-item>
                              </text:list>
                            </text:list-item>
                            <text:list-item>
                              <text:p text:style-name="P20">Centered</text:p>
                              <text:list>
                                <text:list-item>
                                  <text:p text:style-name="P21">Not discuss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Explicit finite-difference</text:p>
                      <text:list>
                        <text:list-item>
                          <text:p text:style-name="P21">Types of FD</text:p>
                          <text:list>
                            <text:list-item>
                              <text:p text:style-name="P21">Explicit</text:p>
                              <text:list>
                                <text:list-item>
                                  <text:p text:style-name="P21">Updating system state</text:p>
                                  <text:list>
                                    <text:list-item>
                                      <text:p text:style-name="P21">Accomplished using current system state.</text:p>
                                    </text:list-item>
                                    <text:list-item>
                                      <text:p text:style-name="P21">Can be expressed as an update rule</text:p>
                                      <text:list>
                                        <text:list-item>
                                          <text:p text:style-name="P21">recursion rela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">Definition</text:p>
                                  <text:list>
                                    <text:list-item>
                                      <text:p text:style-name="P21">Forward difference</text:p>
                                    </text:list-item>
                                    <text:list-item>
                                      <text:p text:style-name="P22">Update rules</text:p>
                                    </text:list-item>
                                  </text:list>
                                </text:list-item>
                                <text:list-item>
                                  <text:p text:style-name="P22">Performance</text:p>
                                  <text:list>
                                    <text:list-item>
                                      <text:p text:style-name="P21">Advantages</text:p>
                                      <text:list>
                                        <text:list-item>
                                          <text:p text:style-name="P22">Dynamics are more accurate as compared to implicit</text:p>
                                        </text:list-item>
                                        <text:list-item>
                                          <text:p text:style-name="P22">Only requires local information, which is advantageous for MPP architectures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">Disadvantages</text:p>
                                      <text:list>
                                        <text:list-item>
                                          <text:p text:style-name="P22">Unstable if timestep is too larg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">Implicit</text:p>
                              <text:list>
                                <text:list-item>
                                  <text:p text:style-name="P22">Updating system state</text:p>
                                  <text:list>
                                    <text:list-item>
                                      <text:p text:style-name="P22">The new state of some dependent variable at some point depends on the new state of the variable in a halo around the point.</text:p>
                                      <text:list>
                                        <text:list-item>
                                          <text:p text:style-name="P22">Solve a large system of equations for the new state.</text:p>
                                        </text:list-item>
                                        <text:list-item>
                                          <text:p text:style-name="P22">Requires global information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Definition</text:p>
                                  <text:list>
                                    <text:list-item>
                                      <text:p text:style-name="P22">Backwards differences</text:p>
                                    </text:list-item>
                                  </text:list>
                                </text:list-item>
                                <text:list-item>
                                  <text:p text:style-name="P22">Performance</text:p>
                                  <text:list>
                                    <text:list-item>
                                      <text:p text:style-name="P22">Advantages</text:p>
                                      <text:list>
                                        <text:list-item>
                                          <text:p text:style-name="P22">Unconditionally stable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">Disadvantages</text:p>
                                      <text:list>
                                        <text:list-item>
                                          <text:p text:style-name="P22">Global information requirement</text:p>
                                        </text:list-item>
                                        <text:list-item>
                                          <text:p text:style-name="P23">More complex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">In this work we will be using EFD</text:p>
                              <text:list>
                                <text:list-item>
                                  <text:p text:style-name="P21">Leveraging MPP is an important goal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Staggered grid</text:p>
                      <text:list>
                        <text:list-item>
                          <text:p text:style-name="P23">Important for stability</text:p>
                        </text:list-item>
                        <text:list-item>
                          <text:p text:style-name="P23">Dependent variables</text:p>
                          <text:list>
                            <text:list-item>
                              <text:p text:style-name="P23">Heat flux</text:p>
                              <text:list>
                                <text:list-item>
                                  <text:p text:style-name="P23">evaluated on the edges of cells</text:p>
                                </text:list-item>
                                <text:list-item>
                                  <text:p text:style-name="P39">backwards difference</text:p>
                                </text:list-item>
                              </text:list>
                            </text:list-item>
                            <text:list-item>
                              <text:p text:style-name="P23">Temperature</text:p>
                              <text:list>
                                <text:list-item>
                                  <text:p text:style-name="P23">evaluated on the centers of cells</text:p>
                                </text:list-item>
                                <text:list-item>
                                  <text:p text:style-name="P39">forward differenc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Show plot of what I mean</text:p>
                        </text:list-item>
                      </text:list>
                    </text:list-item>
                    <text:list-item>
                      <text:p text:style-name="P24">Boundary conditions</text:p>
                      <text:list>
                        <text:list-item>
                          <text:p text:style-name="P24">The number of boundary conditions required can be easily found by inspecting </text:p>
                        </text:list-item>
                      </text:list>
                    </text:list-item>
                  </text:list>
                </text:list-item>
                <text:list-item>
                  <text:p text:style-name="P10">Parabolic <text:span text:style-name="T7">Update Rules</text:span></text:p>
                  <text:list>
                    <text:list-item>
                      <text:p text:style-name="P24">Use definition of explicit finite difference to discretize the parabolic system</text:p>
                      <text:list>
                        <text:list-item>
                          <text:p text:style-name="P25">forward difference in time.</text:p>
                        </text:list-item>
                        <text:list-item>
                          <text:p text:style-name="P38">Called the discrete parabolic system</text:p>
                        </text:list-item>
                      </text:list>
                    </text:list-item>
                    <text:list-item>
                      <text:p text:style-name="P24">Solve for the updated values of temperature and heat flux</text:p>
                      <text:list>
                        <text:list-item>
                          <text:p text:style-name="P24">This is the <text:span text:style-name="T8">parabolic </text:span>update rule</text:p>
                        </text:list-item>
                        <text:list-item>
                          <text:p text:style-name="P25">Applied iteratively to every point in the spatial domain computes the solution.</text:p>
                        </text:list-item>
                      </text:list>
                    </text:list-item>
                  </text:list>
                </text:list-item>
                <text:list-item>
                  <text:p text:style-name="P10">Hyperbolic <text:span text:style-name="T7">Update Rules</text:span></text:p>
                  <text:list>
                    <text:list-item>
                      <text:p text:style-name="P25">Again use definition of explicit finite difference to discretize the hyperbolic system</text:p>
                      <text:list>
                        <text:list-item>
                          <text:p text:style-name="P38">Called the discrete hyperbolic system</text:p>
                        </text:list-item>
                      </text:list>
                    </text:list-item>
                    <text:list-item>
                      <text:p text:style-name="P25">Solve for the update rules</text:p>
                      <text:list>
                        <text:list-item>
                          <text:p text:style-name="P38">This is the hyperbolic update ru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Von Neumann Stability Analysis</text:p>
              <text:list>
                <text:list-item>
                  <text:p text:style-name="P25">Motivation</text:p>
                  <text:list>
                    <text:list-item>
                      <text:p text:style-name="P32">Conditions for stability</text:p>
                      <text:list>
                        <text:list-item>
                          <text:p text:style-name="P33">The timestep must be smaller than all the relevant timescales in the PDE.</text:p>
                          <text:list>
                            <text:list-item>
                              <text:p text:style-name="P33">Events need to be well-resolved</text:p>
                            </text:list-item>
                            <text:list-item>
                              <text:p text:style-name="P35">Stepping too slow can be prohibitive</text:p>
                            </text:list-item>
                            <text:list-item>
                              <text:p text:style-name="P36">CFL condition</text:p>
                            </text:list-item>
                            <text:list-item>
                              <text:p text:style-name="P33">This is quantified using VNS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Hyperbolic speedup</text:p>
                      <text:list>
                        <text:list-item>
                          <text:p text:style-name="P30">Can we take larger timesteps using the hyperbolic system?</text:p>
                        </text:list-item>
                      </text:list>
                    </text:list-item>
                  </text:list>
                </text:list-item>
                <text:list-item>
                  <text:p text:style-name="P25">Background</text:p>
                  <text:list>
                    <text:list-item>
                      <text:p text:style-name="P40">Follows method in Anderson</text:p>
                    </text:list-item>
                    <text:list-item>
                      <text:p text:style-name="P26">Linearization</text:p>
                      <text:list>
                        <text:list-item>
                          <text:p text:style-name="P28">This method is based on Fourier decomposition</text:p>
                          <text:list>
                            <text:list-item>
                              <text:p text:style-name="P28">linearization is a requirement</text:p>
                            </text:list-item>
                          </text:list>
                        </text:list-item>
                        <text:list-item>
                          <text:p text:style-name="P28">Use constant heat conduction and damping timescale to make systems linear</text:p>
                        </text:list-item>
                      </text:list>
                    </text:list-item>
                    <text:list-item>
                      <text:p text:style-name="P26">Numerical Error</text:p>
                      <text:list>
                        <text:list-item>
                          <text:p text:style-name="P28">Definition</text:p>
                          <text:list>
                            <text:list-item>
                              <text:p text:style-name="P28">Difference between the true solution and the approximated one</text:p>
                            </text:list-item>
                          </text:list>
                        </text:list-item>
                        <text:list-item>
                          <text:p text:style-name="P28">Fourier decomposition</text:p>
                        </text:list-item>
                        <text:list-item>
                          <text:p text:style-name="P31">Evaluation at different spatial/temporal indices</text:p>
                        </text:list-item>
                      </text:list>
                    </text:list-item>
                    <text:list-item>
                      <text:p text:style-name="P26">Amplification factor</text:p>
                      <text:list>
                        <text:list-item>
                          <text:p text:style-name="P28">Derivation</text:p>
                          <text:list>
                            <text:list-item>
                              <text:p text:style-name="P37">odesn’t matter which dependent variable used.</text:p>
                            </text:list-item>
                          </text:list>
                        </text:list-item>
                        <text:list-item>
                          <text:p text:style-name="P28">Relation to eigenvalues</text:p>
                        </text:list-item>
                        <text:list-item>
                          <text:p text:style-name="P29">Stability requirement</text:p>
                        </text:list-item>
                      </text:list>
                    </text:list-item>
                  </text:list>
                </text:list-item>
                <text:list-item>
                  <text:p text:style-name="P10">Parabolic Case</text:p>
                  <text:list>
                    <text:list-item>
                      <text:p text:style-name="P29">Calculate the maximum timestep size</text:p>
                      <text:list>
                        <text:list-item>
                          <text:p text:style-name="P26">Express as eigenvalue equation</text:p>
                        </text:list-item>
                        <text:list-item>
                          <text:p text:style-name="P26">Solve for the eigenvalues</text:p>
                        </text:list-item>
                        <text:list-item>
                          <text:p text:style-name="P29">Apply stability requirement</text:p>
                        </text:list-item>
                        <text:list-item>
                          <text:p text:style-name="P29">Solve for timesteps</text:p>
                        </text:list-item>
                      </text:list>
                    </text:list-item>
                    <text:list-item>
                      <text:p text:style-name="P29">Analyze maximum timestep size</text:p>
                      <text:list>
                        <text:list-item>
                          <text:p text:style-name="P29">Quadratic spatial step size</text:p>
                        </text:list-item>
                        <text:list-item>
                          <text:p text:style-name="P34">Compare to dispersion relation</text:p>
                        </text:list-item>
                      </text:list>
                    </text:list-item>
                  </text:list>
                </text:list-item>
                <text:list-item>
                  <text:p text:style-name="P10">Hyperbolic Case</text:p>
                  <text:list>
                    <text:list-item>
                      <text:p text:style-name="P29">Calculate the maximum timestep size</text:p>
                      <text:list>
                        <text:list-item>
                          <text:p text:style-name="P27">Express as eigenvalue equation</text:p>
                        </text:list-item>
                        <text:list-item>
                          <text:p text:style-name="P27">Solve for the eigenvalues</text:p>
                        </text:list-item>
                        <text:list-item>
                          <text:p text:style-name="P29">Apply stability requirement</text:p>
                        </text:list-item>
                        <text:list-item>
                          <text:p text:style-name="P29">Solve for timesteps</text:p>
                        </text:list-item>
                      </text:list>
                    </text:list-item>
                    <text:list-item>
                      <text:p text:style-name="P29">Analyze maximum timestep size</text:p>
                      <text:list>
                        <text:list-item>
                          <text:p text:style-name="P29">Independent of decay timescale</text:p>
                        </text:list-item>
                        <text:list-item>
                          <text:p text:style-name="P29">The same form as the parabolic system</text:p>
                        </text:list-item>
                        <text:list-item>
                          <text:p text:style-name="P34">Compare to dispersion relation</text:p>
                        </text:list-item>
                        <text:list-item>
                          <text:p text:style-name="P31">No speedu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Results</text:p>
          <text:list>
            <text:list-item>
              <text:p text:style-name="P46">Description of setup</text:p>
              <text:list>
                <text:list-item>
                  <text:p text:style-name="P47">spatial step size</text:p>
                </text:list-item>
                <text:list-item>
                  <text:p text:style-name="P47">timestep size</text:p>
                  <text:list>
                    <text:list-item>
                      <text:p text:style-name="P47">parabolic</text:p>
                    </text:list-item>
                    <text:list-item>
                      <text:p text:style-name="P47">hyperbolic</text:p>
                    </text:list-item>
                  </text:list>
                </text:list-item>
                <text:list-item>
                  <text:p text:style-name="P47">value of heat conductivity</text:p>
                </text:list-item>
                <text:list-item>
                  <text:p text:style-name="P47">value of damping timescale</text:p>
                </text:list-item>
                <text:list-item>
                  <text:p text:style-name="P47">spatial/temporal domain</text:p>
                </text:list-item>
              </text:list>
            </text:list-item>
            <text:list-item>
              <text:p text:style-name="P47">Plots of time evolution</text:p>
              <text:list>
                <text:list-item>
                  <text:p text:style-name="P47">No hyperbolic speedup</text:p>
                </text:list-item>
                <text:list-item>
                  <text:p text:style-name="P47">Some speedup</text:p>
                </text:list-item>
              </text:list>
            </text:list-item>
            <text:list-item>
              <text:p text:style-name="P47">Table describing the error</text:p>
              <text:list>
                <text:list-item>
                  <text:p text:style-name="P47">relative</text:p>
                </text:list-item>
                <text:list-item>
                  <text:p text:style-name="P47">absolute</text:p>
                </text:list-item>
              </text:list>
            </text:list-item>
            <text:list-item>
              <text:p text:style-name="P47">Discussion</text:p>
              <text:list>
                <text:list-item>
                  <text:p text:style-name="P47">No speedup</text:p>
                  <text:list>
                    <text:list-item>
                      <text:p text:style-name="P47">Low error</text:p>
                    </text:list-item>
                    <text:list-item>
                      <text:p text:style-name="P47">Hyperbolic solution indiscernible from parabolic solution</text:p>
                    </text:list-item>
                  </text:list>
                </text:list-item>
                <text:list-item>
                  <text:p text:style-name="P47">Some speedup</text:p>
                  <text:list>
                    <text:list-item>
                      <text:p text:style-name="P48">Almost immediately unstable</text:p>
                    </text:list-item>
                  </text:list>
                </text:list-item>
                <text:list-item>
                  <text:p text:style-name="P48">Comparison to derived CFL conditions</text:p>
                  <text:list>
                    <text:list-item>
                      <text:p text:style-name="P48">appear to be correct to within (possibly?) some constant facto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Conclusion</text:p>
          <text:list>
            <text:list-item>
              <text:p text:style-name="P48">Inadequacy of first-order EFD.</text:p>
            </text:list-item>
            <text:list-item>
              <text:p text:style-name="P48">Effectiveness of VNSA.</text:p>
            </text:list-item>
          </text:list>
        </text:list-item>
        <text:list-item>
          <text:p text:style-name="P7">Appendix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27:46.272884387</meta:creation-date>
    <dc:date>2017-11-23T00:04:26.285345538</dc:date>
    <meta:editing-duration>PT4H53M2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77" meta:word-count="1471" meta:character-count="8418" meta:non-whitespace-character-count="7499"/>
  </office:meta>
</office:document-meta>
</file>